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222">
            <text:p>2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44">
            <text:p>4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10/03/2012</text:date>, <text:time>22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ham </meta:initial-creator>
    <meta:creation-date>2012-10-03T21:46:22</meta:creation-date>
    <dc:date>2012-10-03T22:07:34</dc:date>
    <dc:creator>graham </dc:creator>
    <meta:editing-duration>PT21M13S</meta:editing-duration>
    <meta:editing-cycles>2</meta:editing-cycles>
    <meta:generator>LibreOffice/3.3$Linux LibreOffice_project/330m19$Build-401</meta:generator>
    <meta:document-statistic meta:table-count="3" meta:cell-count="27" meta:object-count="0"/>
  </office:meta>
</office:document-meta>
</file>